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Open Sans', Helvetica, Arial, sans-serif"/>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5c3d" officeooo:paragraph-rsid="001e5c3d"/>
    </style:style>
    <style:style style:name="P2" style:family="paragraph" style:parent-style-name="Standard">
      <style:text-properties officeooo:rsid="00202149" officeooo:paragraph-rsid="00202149"/>
    </style:style>
    <style:style style:name="P3" style:family="paragraph" style:parent-style-name="Standard">
      <style:text-properties officeooo:rsid="00207f46" officeooo:paragraph-rsid="00207f46"/>
    </style:style>
    <style:style style:name="P4" style:family="paragraph" style:parent-style-name="Standard">
      <style:text-properties officeooo:rsid="002249ca" officeooo:paragraph-rsid="002249ca"/>
    </style:style>
    <style:style style:name="P5" style:family="paragraph" style:parent-style-name="Standard">
      <style:text-properties officeooo:rsid="002440b3" officeooo:paragraph-rsid="002440b3"/>
    </style:style>
    <style:style style:name="P6" style:family="paragraph" style:parent-style-name="Standard">
      <style:text-properties officeooo:rsid="0024997f" officeooo:paragraph-rsid="0024997f"/>
    </style:style>
    <style:style style:name="P7" style:family="paragraph" style:parent-style-name="Standard">
      <style:text-properties officeooo:rsid="002691e2" officeooo:paragraph-rsid="002691e2"/>
    </style:style>
    <style:style style:name="P8" style:family="paragraph" style:parent-style-name="Standard">
      <style:text-properties officeooo:rsid="0027073e" officeooo:paragraph-rsid="0027073e"/>
    </style:style>
    <style:style style:name="P9" style:family="paragraph" style:parent-style-name="Standard">
      <style:text-properties fo:font-variant="normal" fo:text-transform="none" fo:color="#333333" style:font-name="AmazonEmber" fo:font-size="10.5pt" fo:letter-spacing="normal" fo:font-style="normal" fo:font-weight="normal" officeooo:rsid="001e5c3d" officeooo:paragraph-rsid="001e5c3d"/>
    </style:style>
    <style:style style:name="P10" style:family="paragraph" style:parent-style-name="Standard">
      <style:text-properties fo:font-variant="normal" fo:text-transform="none" fo:color="#333333" style:font-name="AmazonEmber" fo:font-size="10.5pt" fo:letter-spacing="normal" fo:font-style="normal" fo:font-weight="normal" officeooo:rsid="0060ce81" officeooo:paragraph-rsid="0060ce81" style:font-weight-asian="bold" style:font-weight-complex="bold"/>
    </style:style>
    <style:style style:name="P11" style:family="paragraph" style:parent-style-name="Standard">
      <style:text-properties fo:font-variant="normal" fo:text-transform="none" fo:color="#333333" style:font-name="AmazonEmber" fo:font-size="10.5pt" fo:letter-spacing="normal" fo:font-style="normal" fo:font-weight="normal" officeooo:rsid="0063dee1" officeooo:paragraph-rsid="0063dee1"/>
    </style:style>
    <style:style style:name="P12" style:family="paragraph" style:parent-style-name="Standard">
      <style:text-properties fo:font-variant="normal" fo:text-transform="none" fo:color="#232f3e" style:font-name="AmazonEmberLight" fo:font-size="12pt" fo:letter-spacing="normal" fo:font-style="normal" fo:font-weight="normal" officeooo:rsid="001e5c3d" officeooo:paragraph-rsid="001e5c3d"/>
    </style:style>
    <style:style style:name="P13" style:family="paragraph" style:parent-style-name="Standard">
      <style:text-properties fo:font-variant="normal" fo:text-transform="none" fo:color="#232f3e" style:font-name="AmazonEmberLight" fo:font-size="12pt" fo:letter-spacing="normal" fo:font-style="normal" fo:font-weight="normal" officeooo:rsid="001fe068" officeooo:paragraph-rsid="001fe068"/>
    </style:style>
    <style:style style:name="P14" style:family="paragraph" style:parent-style-name="Standard">
      <style:text-properties fo:font-variant="normal" fo:text-transform="none" fo:color="#232f3e" style:font-name="AmazonEmberLight" fo:font-size="12pt" fo:letter-spacing="normal" fo:font-style="normal" fo:font-weight="normal" officeooo:rsid="00207f46" officeooo:paragraph-rsid="00202149"/>
    </style:style>
    <style:style style:name="P15" style:family="paragraph" style:parent-style-name="Standard">
      <style:text-properties fo:font-variant="normal" fo:text-transform="none" fo:color="#232f3e" style:font-name="AmazonEmberLight" fo:font-size="12pt" fo:letter-spacing="normal" fo:font-style="normal" fo:font-weight="normal" officeooo:rsid="0020cde5" officeooo:paragraph-rsid="00207f46"/>
    </style:style>
    <style:style style:name="P16" style:family="paragraph" style:parent-style-name="Standard">
      <style:text-properties fo:font-variant="normal" fo:text-transform="none" fo:color="#232f3e" style:font-name="AmazonEmberLight" fo:font-size="12pt" fo:letter-spacing="normal" fo:font-style="normal" fo:font-weight="normal" officeooo:rsid="002440b3" officeooo:paragraph-rsid="002249ca"/>
    </style:style>
    <style:style style:name="P17" style:family="paragraph" style:parent-style-name="Standard">
      <style:text-properties fo:font-variant="normal" fo:text-transform="none" fo:color="#232f3e" style:font-name="AmazonEmberLight" fo:font-size="12pt" fo:letter-spacing="normal" fo:font-style="normal" fo:font-weight="normal" officeooo:rsid="00260382" officeooo:paragraph-rsid="0024997f"/>
    </style:style>
    <style:style style:name="P18" style:family="paragraph" style:parent-style-name="Standard">
      <style:text-properties fo:font-variant="normal" fo:text-transform="none" fo:color="#232f3e" style:font-name="AmazonEmberLight" fo:font-size="12pt" fo:letter-spacing="normal" fo:font-style="normal" fo:font-weight="normal" officeooo:rsid="0027073e" officeooo:paragraph-rsid="002bf7af"/>
    </style:style>
    <style:style style:name="P19" style:family="paragraph" style:parent-style-name="Standard">
      <style:text-properties fo:font-variant="normal" fo:text-transform="none" fo:color="#232f3e" style:font-name="AmazonEmberLight" fo:font-size="12pt" fo:letter-spacing="normal" fo:font-style="normal" fo:font-weight="normal" officeooo:rsid="002691e2" officeooo:paragraph-rsid="002691e2"/>
    </style:style>
    <style:style style:name="P20" style:family="paragraph" style:parent-style-name="Standard">
      <style:text-properties fo:font-variant="normal" fo:text-transform="none" fo:color="#232f3e" style:font-name="AmazonEmberLight" fo:font-size="12pt" fo:letter-spacing="normal" fo:font-style="normal" fo:font-weight="normal" officeooo:rsid="002bf7af" officeooo:paragraph-rsid="002bf7af"/>
    </style:style>
    <style:style style:name="P21" style:family="paragraph" style:parent-style-name="Standard">
      <style:text-properties fo:font-variant="normal" fo:text-transform="none" fo:color="#232f3e" style:font-name="AmazonEmberLight" fo:font-size="12pt" fo:letter-spacing="normal" fo:font-style="normal" fo:font-weight="normal" officeooo:rsid="002bf7af" officeooo:paragraph-rsid="0027073e"/>
    </style:style>
    <style:style style:name="P22" style:family="paragraph" style:parent-style-name="Standard">
      <style:text-properties fo:font-variant="normal" fo:text-transform="none" fo:color="#232f3e" style:font-name="AmazonEmberLight" fo:font-size="12pt" fo:letter-spacing="normal" fo:font-style="normal" fo:font-weight="normal" officeooo:rsid="002d725d" officeooo:paragraph-rsid="002d725d"/>
    </style:style>
    <style:style style:name="P23" style:family="paragraph" style:parent-style-name="Standard">
      <style:text-properties fo:font-variant="normal" fo:text-transform="none" fo:color="#232f3e" style:font-name="AmazonEmberLight" fo:font-size="12pt" fo:letter-spacing="normal" fo:font-style="normal" fo:font-weight="normal" officeooo:rsid="002e667c" officeooo:paragraph-rsid="002e667c"/>
    </style:style>
    <style:style style:name="P24" style:family="paragraph" style:parent-style-name="Standard">
      <style:text-properties fo:font-variant="normal" fo:text-transform="none" fo:color="#232f3e" style:font-name="AmazonEmberLight" fo:font-size="12pt" fo:letter-spacing="normal" fo:font-style="normal" fo:font-weight="normal" officeooo:rsid="002f8dad" officeooo:paragraph-rsid="002f8dad"/>
    </style:style>
    <style:style style:name="P25" style:family="paragraph" style:parent-style-name="Standard">
      <style:text-properties fo:font-variant="normal" fo:text-transform="none" fo:color="#232f3e" style:font-name="AmazonEmberLight" fo:font-size="12pt" fo:letter-spacing="normal" fo:font-style="normal" fo:font-weight="normal" officeooo:rsid="003098e5" officeooo:paragraph-rsid="003098e5"/>
    </style:style>
    <style:style style:name="P26" style:family="paragraph" style:parent-style-name="Standard">
      <style:text-properties fo:font-variant="normal" fo:text-transform="none" fo:color="#232f3e" style:font-name="AmazonEmberLight" fo:font-size="12pt" fo:letter-spacing="normal" fo:font-style="normal" fo:font-weight="normal" officeooo:rsid="0040aee1" officeooo:paragraph-rsid="0040aee1"/>
    </style:style>
    <style:style style:name="P27" style:family="paragraph" style:parent-style-name="Standard">
      <style:text-properties fo:font-variant="normal" fo:text-transform="none" fo:color="#232f3e" style:font-name="AmazonEmberLight" fo:font-size="12pt" fo:letter-spacing="normal" fo:font-style="normal" fo:font-weight="normal" officeooo:paragraph-rsid="00607554"/>
    </style:style>
    <style:style style:name="P28" style:family="paragraph" style:parent-style-name="Standard">
      <style:text-properties fo:font-variant="normal" fo:text-transform="none" fo:color="#232f3e" style:font-name="AmazonEmberLight" fo:font-size="12pt" fo:letter-spacing="normal" fo:font-style="normal" fo:font-weight="normal" officeooo:rsid="00610024" officeooo:paragraph-rsid="00610024"/>
    </style:style>
    <style:style style:name="P29" style:family="paragraph" style:parent-style-name="Standard">
      <style:text-properties fo:font-variant="normal" fo:text-transform="none" fo:color="#232f3e" style:font-name="AmazonEmberLight" fo:font-size="12pt" fo:letter-spacing="normal" fo:font-style="normal" fo:font-weight="normal" officeooo:rsid="0063dee1" officeooo:paragraph-rsid="0063dee1"/>
    </style:style>
    <style:style style:name="P30" style:family="paragraph" style:parent-style-name="Standard">
      <style:text-properties fo:font-variant="normal" fo:text-transform="none" fo:color="#232f3e" style:font-name="AmazonEmberLight" fo:font-size="12pt" fo:letter-spacing="normal" fo:font-style="normal" fo:font-weight="normal" officeooo:rsid="002f8dad" officeooo:paragraph-rsid="002f8dad" style:font-weight-asian="normal" style:font-weight-complex="normal"/>
    </style:style>
    <style:style style:name="P31" style:family="paragraph" style:parent-style-name="Standard">
      <style:text-properties fo:font-variant="normal" fo:text-transform="none" fo:color="#232f3e" style:font-name="AmazonEmberLight" fo:font-size="12pt" fo:letter-spacing="normal" fo:font-style="normal" fo:font-weight="bold" officeooo:rsid="0040aee1" officeooo:paragraph-rsid="0040aee1" style:font-weight-asian="bold" style:font-weight-complex="bold"/>
    </style:style>
    <style:style style:name="P32" style:family="paragraph" style:parent-style-name="Standard">
      <style:text-properties fo:font-variant="normal" fo:text-transform="none" fo:color="#444444" style:font-name="Amazon Ember" fo:font-size="12pt" fo:letter-spacing="normal" fo:font-style="normal" fo:font-weight="bold" officeooo:rsid="002f8dad" officeooo:paragraph-rsid="002f8dad"/>
    </style:style>
    <style:style style:name="P33" style:family="paragraph" style:parent-style-name="Standard">
      <style:text-properties fo:font-variant="normal" fo:text-transform="none" fo:color="#444444" style:font-name="Amazon Ember" fo:font-size="12pt" fo:letter-spacing="normal" fo:font-style="normal" fo:font-weight="bold" officeooo:paragraph-rsid="002f8dad"/>
    </style:style>
    <style:style style:name="P34" style:family="paragraph" style:parent-style-name="Standard">
      <style:text-properties fo:font-variant="normal" fo:text-transform="none" fo:color="#444444" style:font-name="Amazon Ember" fo:font-size="12pt" fo:letter-spacing="normal" fo:font-style="normal" fo:font-weight="bold" officeooo:paragraph-rsid="004d8907"/>
    </style:style>
    <style:style style:name="P35" style:family="paragraph" style:parent-style-name="Standard">
      <style:text-properties fo:font-variant="normal" fo:text-transform="none" fo:color="#444444" style:font-name="Amazon Ember" fo:font-size="12pt" fo:letter-spacing="normal" fo:font-style="normal" fo:font-weight="bold" officeooo:rsid="005343e0" officeooo:paragraph-rsid="005343e0" style:font-weight-asian="bold" style:font-weight-complex="bold"/>
    </style:style>
    <style:style style:name="P36" style:family="paragraph" style:parent-style-name="Standard">
      <style:text-properties fo:font-variant="normal" fo:text-transform="none" fo:color="#444444" style:font-name="Amazon Ember" fo:font-size="12pt" fo:letter-spacing="normal" fo:font-style="normal" fo:font-weight="bold" officeooo:rsid="0060ce81" officeooo:paragraph-rsid="0060ce81" style:font-weight-asian="bold" style:font-weight-complex="bold"/>
    </style:style>
    <style:style style:name="P37" style:family="paragraph" style:parent-style-name="Standard">
      <style:text-properties fo:font-variant="normal" fo:text-transform="none" fo:color="#444444" style:font-name="Amazon Ember" fo:font-size="12pt" fo:letter-spacing="normal" fo:font-style="normal" fo:font-weight="normal" officeooo:paragraph-rsid="002f8dad"/>
    </style:style>
    <style:style style:name="P38" style:family="paragraph" style:parent-style-name="Standard">
      <style:text-properties fo:font-variant="normal" fo:text-transform="none" fo:color="#444444" style:font-name="Amazon Ember" fo:font-size="12pt" fo:letter-spacing="normal" fo:font-style="normal" fo:font-weight="normal" officeooo:paragraph-rsid="002f8dad" style:font-weight-asian="bold" style:font-weight-complex="bold"/>
    </style:style>
    <style:style style:name="P39" style:family="paragraph" style:parent-style-name="Standard">
      <style:text-properties fo:font-variant="normal" fo:text-transform="none" fo:color="#444444" style:font-name="Amazon Ember" fo:font-size="12pt" fo:letter-spacing="normal" fo:font-style="normal" fo:font-weight="normal" officeooo:rsid="0060ce81" officeooo:paragraph-rsid="0060ce81" style:font-weight-asian="bold" style:font-weight-complex="bold"/>
    </style:style>
    <style:style style:name="P40" style:family="paragraph" style:parent-style-name="Standard">
      <style:text-properties fo:font-variant="normal" fo:text-transform="none" fo:color="#444444" style:font-name="Amazon Ember" fo:font-size="12pt" fo:letter-spacing="normal" fo:font-style="normal" fo:font-weight="normal" officeooo:paragraph-rsid="005daae7"/>
    </style:style>
    <style:style style:name="P41" style:family="paragraph" style:parent-style-name="Standard">
      <style:text-properties fo:font-variant="normal" fo:text-transform="none" fo:color="#444444" style:font-name="Amazon Ember" fo:font-size="12pt" fo:letter-spacing="normal" fo:font-style="normal" fo:font-weight="normal" officeooo:paragraph-rsid="005fa6cd"/>
    </style:style>
    <style:style style:name="P42" style:family="paragraph" style:parent-style-name="Standard">
      <style:text-properties officeooo:rsid="0028bd45" officeooo:paragraph-rsid="0028bd45"/>
    </style:style>
    <style:style style:name="P43" style:family="paragraph" style:parent-style-name="Standard">
      <style:text-properties officeooo:rsid="0028bd45" officeooo:paragraph-rsid="003615ce"/>
    </style:style>
    <style:style style:name="P44" style:family="paragraph" style:parent-style-name="Standard">
      <style:text-properties officeooo:rsid="0028bd45" officeooo:paragraph-rsid="0039189e"/>
    </style:style>
    <style:style style:name="P45" style:family="paragraph" style:parent-style-name="Standard">
      <style:text-properties officeooo:rsid="0028bd45" officeooo:paragraph-rsid="003b9562"/>
    </style:style>
    <style:style style:name="P46" style:family="paragraph" style:parent-style-name="Standard">
      <style:text-properties officeooo:rsid="0028bd45" officeooo:paragraph-rsid="003bde93"/>
    </style:style>
    <style:style style:name="P47" style:family="paragraph" style:parent-style-name="Standard">
      <style:text-properties officeooo:rsid="002d725d" officeooo:paragraph-rsid="002d725d"/>
    </style:style>
    <style:style style:name="P48" style:family="paragraph" style:parent-style-name="Standard">
      <style:text-properties officeooo:rsid="003eedf4" officeooo:paragraph-rsid="003eedf4"/>
    </style:style>
    <style:style style:name="P49" style:family="paragraph" style:parent-style-name="Standard">
      <style:text-properties officeooo:paragraph-rsid="002f8dad"/>
    </style:style>
    <style:style style:name="P50" style:family="paragraph" style:parent-style-name="Standard">
      <style:text-properties fo:font-weight="bold" officeooo:paragraph-rsid="002f8dad" style:font-weight-asian="bold" style:font-weight-complex="bold"/>
    </style:style>
    <style:style style:name="P51" style:family="paragraph" style:parent-style-name="Standard">
      <style:text-properties officeooo:paragraph-rsid="0057f15a"/>
    </style:style>
    <style:style style:name="P52" style:family="paragraph" style:parent-style-name="Standard">
      <style:text-properties officeooo:paragraph-rsid="005ac0f4"/>
    </style:style>
    <style:style style:name="P53" style:family="paragraph" style:parent-style-name="Standard">
      <style:text-properties officeooo:paragraph-rsid="005c7a30"/>
    </style:style>
    <style:style style:name="P54" style:family="paragraph" style:parent-style-name="Heading_20_3">
      <style:text-properties fo:font-variant="normal" fo:text-transform="none" fo:color="#232f3e" style:font-name="AmazonEmberBold" fo:font-size="10.5pt" fo:letter-spacing="normal" fo:font-style="normal" fo:font-weight="bold" officeooo:rsid="0060ce81" officeooo:paragraph-rsid="0060ce81" style:font-weight-asian="bold" style:font-weight-complex="bold"/>
    </style:style>
    <style:style style:name="P55" style:family="paragraph" style:parent-style-name="Heading_20_3">
      <style:text-properties fo:font-variant="normal" fo:text-transform="none" fo:color="#232f3e" style:font-name="AmazonEmberBold" fo:font-size="10.5pt" fo:letter-spacing="normal" fo:font-style="normal" fo:font-weight="bold" officeooo:rsid="0063dee1" officeooo:paragraph-rsid="0063dee1"/>
    </style:style>
    <style:style style:name="P56" style:family="paragraph" style:parent-style-name="Heading_20_3">
      <style:text-properties fo:font-variant="normal" fo:text-transform="none" fo:color="#232f3e" style:font-name="AmazonEmberBold" fo:font-size="12pt" fo:letter-spacing="normal" fo:font-style="normal" fo:font-weight="bold" officeooo:rsid="0063dee1" officeooo:paragraph-rsid="0063dee1"/>
    </style:style>
    <style:style style:name="P57" style:family="paragraph" style:parent-style-name="Heading_20_3">
      <style:text-properties fo:font-variant="normal" fo:text-transform="none" fo:color="#007697" style:font-name="Amazon Ember" fo:font-size="12pt" fo:letter-spacing="normal" fo:font-style="normal" fo:font-weight="normal" officeooo:rsid="002f8dad" officeooo:paragraph-rsid="002f8dad" style:font-weight-asian="normal" style:font-weight-complex="normal"/>
    </style:style>
    <style:style style:name="P58" style:family="paragraph" style:parent-style-name="Standard">
      <style:text-properties fo:font-variant="normal" fo:text-transform="none" fo:color="#222222" style:font-name="arial" fo:font-size="12pt" fo:letter-spacing="normal" fo:font-style="normal" fo:font-weight="normal" officeooo:rsid="0040aee1" officeooo:paragraph-rsid="0040aee1"/>
    </style:style>
    <style:style style:name="P59" style:family="paragraph" style:parent-style-name="Standard">
      <style:text-properties fo:font-variant="normal" fo:text-transform="none" fo:color="#222222" style:font-name="arial" fo:font-size="12pt" fo:letter-spacing="normal" fo:font-style="normal" fo:font-weight="bold" officeooo:rsid="0040aee1" officeooo:paragraph-rsid="0040aee1"/>
    </style:style>
    <style:style style:name="P60" style:family="paragraph" style:parent-style-name="Standard">
      <style:text-properties fo:font-variant="normal" fo:text-transform="none" fo:color="#444444" style:font-name="Amazon Ember" fo:font-size="12pt" fo:letter-spacing="normal" fo:font-style="normal" fo:font-weight="normal" officeooo:paragraph-rsid="002f8dad"/>
    </style:style>
    <style:style style:name="P61" style:family="paragraph" style:parent-style-name="Standard">
      <style:text-properties fo:font-variant="normal" fo:text-transform="none" fo:color="#444444" style:font-name="Amazon Ember" fo:font-size="12pt" fo:letter-spacing="normal" fo:font-style="normal" fo:font-weight="normal" officeooo:rsid="004bf17e" officeooo:paragraph-rsid="002f8dad" style:font-weight-asian="bold" style:font-weight-complex="bold"/>
    </style:style>
    <style:style style:name="P62" style:family="paragraph" style:parent-style-name="Standard">
      <style:text-properties fo:font-variant="normal" fo:text-transform="none" fo:color="#444444" style:font-name="Amazon Ember" fo:font-size="12pt" fo:letter-spacing="normal" fo:font-style="normal" fo:font-weight="normal" officeooo:paragraph-rsid="0057f15a"/>
    </style:style>
    <style:style style:name="P63" style:family="paragraph" style:parent-style-name="Standard">
      <style:text-properties fo:font-variant="normal" fo:text-transform="none" fo:color="#444444" style:font-name="Amazon Ember" fo:font-size="12pt" fo:letter-spacing="normal" fo:font-style="normal" fo:font-weight="normal" officeooo:rsid="005ac0f4" officeooo:paragraph-rsid="005ac0f4"/>
    </style:style>
    <style:style style:name="P64" style:family="paragraph" style:parent-style-name="Standard">
      <style:text-properties fo:font-variant="normal" fo:text-transform="none" fo:color="#444444" style:font-name="Amazon Ember" fo:font-size="12pt" fo:letter-spacing="normal" fo:font-style="normal" fo:font-weight="normal" officeooo:paragraph-rsid="00607554"/>
    </style:style>
    <style:style style:name="P65" style:family="paragraph" style:parent-style-name="Standard">
      <style:text-properties fo:font-variant="normal" fo:text-transform="none" fo:color="#232f3e" style:font-name="AmazonEmberLight" fo:font-size="12pt" fo:letter-spacing="normal" fo:font-style="normal" fo:font-weight="normal" officeooo:rsid="0027073e" officeooo:paragraph-rsid="0027073e"/>
    </style:style>
    <style:style style:name="P66" style:family="paragraph" style:parent-style-name="Standard">
      <style:text-properties fo:font-variant="normal" fo:text-transform="none" fo:color="#232f3e" style:font-name="AmazonEmberLight" fo:font-size="12pt" fo:letter-spacing="normal" fo:font-style="normal" fo:font-weight="normal" officeooo:rsid="006bea19" officeooo:paragraph-rsid="006bea19"/>
    </style:style>
    <style:style style:name="P67" style:family="paragraph" style:parent-style-name="Standard">
      <style:text-properties fo:font-variant="normal" fo:text-transform="none" fo:color="#232f3e" style:font-name="AmazonEmberLight" fo:font-size="12pt" fo:letter-spacing="normal" fo:font-style="normal" fo:font-weight="normal" officeooo:rsid="006d2928" officeooo:paragraph-rsid="006d2928"/>
    </style:style>
    <style:style style:name="P68" style:family="paragraph" style:parent-style-name="Standard">
      <style:text-properties fo:font-variant="normal" fo:text-transform="none" fo:color="#232f3e" style:font-name="AmazonEmberLight" fo:font-size="12pt" fo:letter-spacing="normal" fo:font-style="normal" fo:font-weight="normal" officeooo:rsid="006d937c" officeooo:paragraph-rsid="006d937c"/>
    </style:style>
    <style:style style:name="P69" style:family="paragraph" style:parent-style-name="Standard">
      <style:text-properties fo:font-variant="normal" fo:text-transform="none" fo:color="#232f3e" style:font-name="AmazonEmberLight" fo:font-size="12pt" fo:letter-spacing="normal" fo:font-style="normal" fo:font-weight="normal" officeooo:rsid="006d937c" officeooo:paragraph-rsid="006fdc47"/>
    </style:style>
    <style:style style:name="T1" style:family="text">
      <style:text-properties fo:font-variant="normal" fo:text-transform="none" fo:color="#232f3e" style:font-name="AmazonEmberLight" fo:font-size="12pt" fo:letter-spacing="normal" fo:font-style="normal" fo:font-weight="normal"/>
    </style:style>
    <style:style style:name="T2" style:family="text">
      <style:text-properties fo:font-variant="normal" fo:text-transform="none" fo:color="#232f3e" style:font-name="AmazonEmberLight" fo:font-size="12pt" fo:letter-spacing="normal" fo:font-style="normal" fo:font-weight="normal" officeooo:rsid="001f417d"/>
    </style:style>
    <style:style style:name="T3" style:family="text">
      <style:text-properties fo:font-variant="normal" fo:text-transform="none" fo:color="#232f3e" style:font-name="AmazonEmberLight" fo:font-size="12pt" fo:letter-spacing="normal" fo:font-style="normal" fo:font-weight="normal" officeooo:rsid="00207f46"/>
    </style:style>
    <style:style style:name="T4" style:family="text">
      <style:text-properties fo:font-variant="normal" fo:text-transform="none" fo:color="#232f3e" style:font-name="AmazonEmberLight" fo:font-size="12pt" fo:letter-spacing="normal" fo:font-style="normal" fo:font-weight="normal" officeooo:rsid="0020cde5"/>
    </style:style>
    <style:style style:name="T5" style:family="text">
      <style:text-properties fo:font-variant="normal" fo:text-transform="none" fo:color="#232f3e" style:font-name="AmazonEmberLight" fo:font-size="12pt" fo:letter-spacing="normal" fo:font-style="normal" fo:font-weight="normal" officeooo:rsid="002440b3"/>
    </style:style>
    <style:style style:name="T6" style:family="text">
      <style:text-properties fo:font-variant="normal" fo:text-transform="none" fo:color="#232f3e" style:font-name="AmazonEmberLight" fo:font-size="12pt" fo:letter-spacing="normal" fo:font-style="normal" fo:font-weight="normal" officeooo:rsid="00260382"/>
    </style:style>
    <style:style style:name="T7" style:family="text">
      <style:text-properties fo:font-variant="normal" fo:text-transform="none" fo:color="#232f3e" style:font-name="AmazonEmberLight" fo:font-size="12pt" fo:letter-spacing="normal" fo:font-style="normal" fo:font-weight="normal" officeooo:rsid="002bf7af"/>
    </style:style>
    <style:style style:name="T8" style:family="text">
      <style:text-properties fo:font-variant="normal" fo:text-transform="none" fo:color="#232f3e" style:font-name="AmazonEmberLight" fo:font-size="12pt" fo:letter-spacing="normal" fo:font-style="normal" fo:font-weight="normal" officeooo:rsid="002e667c"/>
    </style:style>
    <style:style style:name="T9" style:family="text">
      <style:text-properties fo:font-variant="normal" fo:text-transform="none" fo:color="#444444" style:font-name="Amazon Ember" fo:font-size="12pt" fo:letter-spacing="normal" fo:font-style="normal"/>
    </style:style>
    <style:style style:name="T10" style:family="text">
      <style:text-properties fo:font-variant="normal" fo:text-transform="none" fo:color="#444444" style:font-name="Amazon Ember" fo:font-size="12pt" fo:letter-spacing="normal" fo:font-style="normal" fo:font-weight="bold"/>
    </style:style>
    <style:style style:name="T11" style:family="text">
      <style:text-properties fo:font-variant="normal" fo:text-transform="none" fo:color="#444444" style:font-name="Amazon Ember" fo:font-size="12pt" fo:letter-spacing="normal" fo:font-style="normal" fo:font-weight="bold" officeooo:rsid="004bf17e"/>
    </style:style>
    <style:style style:name="T12" style:family="text">
      <style:text-properties fo:font-variant="normal" fo:text-transform="none" fo:color="#444444" style:font-name="Amazon Ember" fo:font-size="12pt" fo:letter-spacing="normal" fo:font-style="normal" fo:font-weight="normal"/>
    </style:style>
    <style:style style:name="T13" style:family="text">
      <style:text-properties fo:font-variant="normal" fo:text-transform="none" fo:color="#444444" style:font-name="Amazon Ember" fo:font-size="12pt" fo:letter-spacing="normal" fo:font-style="normal" fo:font-weight="normal" officeooo:rsid="0057f15a" style:font-weight-asian="bold" style:font-weight-complex="bold"/>
    </style:style>
    <style:style style:name="T14" style:family="text">
      <style:text-properties fo:font-variant="normal" fo:text-transform="none" fo:color="#444444" style:font-name="Amazon Ember" fo:font-size="12pt" fo:letter-spacing="normal" fo:font-style="normal" fo:font-weight="normal" officeooo:rsid="005ac0f4"/>
    </style:style>
    <style:style style:name="T15" style:family="text">
      <style:text-properties fo:font-variant="normal" fo:text-transform="none" fo:color="#444444" style:font-name="Amazon Ember" fo:font-size="12pt" fo:letter-spacing="normal" fo:font-style="normal" fo:font-weight="normal" officeooo:rsid="005ac0f4" fo:background-color="#ffff00" loext:char-shading-value="0"/>
    </style:style>
    <style:style style:name="T16" style:family="text">
      <style:text-properties fo:font-variant="normal" fo:text-transform="none" fo:color="#444444" style:font-name="Amazon Ember" fo:font-size="12pt" fo:letter-spacing="normal" fo:font-style="normal" officeooo:rsid="004bf17e"/>
    </style:style>
    <style:style style:name="T17" style:family="text">
      <style:text-properties fo:font-variant="normal" fo:text-transform="none" fo:color="#444444" fo:letter-spacing="normal"/>
    </style:style>
    <style:style style:name="T18" style:family="text">
      <style:text-properties fo:color="#222222"/>
    </style:style>
    <style:style style:name="T19" style:family="text">
      <style:text-properties fo:color="#222222" style:font-name="arial"/>
    </style:style>
    <style:style style:name="T20" style:family="text">
      <style:text-properties fo:color="#222222" style:font-name="arial" fo:font-weight="bold"/>
    </style:style>
    <style:style style:name="T21" style:family="text">
      <style:text-properties fo:font-weight="normal"/>
    </style:style>
    <style:style style:name="T22" style:family="text">
      <style:text-properties fo:font-weight="normal" officeooo:rsid="004d8907"/>
    </style:style>
    <style:style style:name="T23" style:family="text">
      <style:text-properties fo:font-weight="normal" fo:background-color="#ffff00" loext:char-shading-value="0"/>
    </style:style>
    <style:style style:name="T24" style:family="text">
      <style:text-properties fo:font-weight="bold" style:font-weight-asian="bold" style:font-weight-complex="bold"/>
    </style:style>
    <style:style style:name="T25" style:family="text">
      <style:text-properties officeooo:rsid="002f8dad"/>
    </style:style>
    <style:style style:name="T26" style:family="text">
      <style:text-properties officeooo:rsid="00467506"/>
    </style:style>
    <style:style style:name="T27" style:family="text">
      <style:text-properties officeooo:rsid="00472e9f"/>
    </style:style>
    <style:style style:name="T28" style:family="text">
      <style:text-properties officeooo:rsid="0048f324"/>
    </style:style>
    <style:style style:name="T29" style:family="text">
      <style:text-properties officeooo:rsid="004af077"/>
    </style:style>
    <style:style style:name="T30" style:family="text">
      <style:text-properties officeooo:rsid="004bf17e"/>
    </style:style>
    <style:style style:name="T31" style:family="text">
      <style:text-properties fo:color="#444444" style:font-name="Amazon Ember"/>
    </style:style>
    <style:style style:name="T32" style:family="text">
      <style:text-properties fo:color="#444444" style:font-name="Amazon Ember" fo:font-size="12pt" fo:letter-spacing="normal" fo:font-weight="normal"/>
    </style:style>
    <style:style style:name="T33" style:family="text">
      <style:text-properties fo:color="#444444" style:font-name="Amazon Ember" fo:background-color="#ffff00" loext:char-shading-value="0"/>
    </style:style>
    <style:style style:name="T34" style:family="text">
      <style:text-properties officeooo:rsid="004ee963"/>
    </style:style>
    <style:style style:name="T35" style:family="text">
      <style:text-properties fo:background-color="#ffff00" loext:char-shading-value="0"/>
    </style:style>
    <style:style style:name="T36" style:family="text">
      <style:text-properties officeooo:rsid="004bf17e" fo:background-color="#ffff00" loext:char-shading-value="0"/>
    </style:style>
    <style:style style:name="T37" style:family="text">
      <style:text-properties officeooo:rsid="005daae7" style:font-weight-asian="bold" style:font-weight-complex="bold"/>
    </style:style>
    <style:style style:name="T38" style:family="text">
      <style:text-properties officeooo:rsid="005fa6cd"/>
    </style:style>
    <style:style style:name="T39" style:family="text">
      <style:text-properties officeooo:rsid="00607554"/>
    </style:style>
    <style:style style:name="T40" style:family="text">
      <style:text-properties officeooo:rsid="006fdc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8"><text:a xlink:type="simple" xlink:href="https://docs.aws.amazon.com/codecommit/latest/userguide/getting-started-cc.html" text:style-name="Internet_20_link" text:visited-style-name="Visited_20_Internet_20_Link">https://docs.aws.amazon.com/codecommit/latest/userguide/getting-started-cc.html</text:a></text:p>
      <text:p text:style-name="P48"/>
      <text:p text:style-name="Standard"/>
      <text:p text:style-name="P1">AWS Code Commit:-</text:p>
      <text:p text:style-name="P1">===============&gt;</text:p>
      <text:p text:style-name="P1"/>
      <text:p text:style-name="P43">AWS CodeCommit has several benefits: </text:p>
      <text:p text:style-name="P43">• Fully managed </text:p>
      <text:p text:style-name="P43">• Able to store anything </text:p>
      <text:p text:style-name="P43">• Highly available </text:p>
      <text:p text:style-name="P43">• Offers faster development lifecycles </text:p>
      <text:p text:style-name="P43">• Works with your existing tools </text:p>
      <text:p text:style-name="P43">• Secure</text:p>
      <text:p text:style-name="P42"><text:a xlink:type="simple" xlink:href="https://docs.aws.amazon.com/codecommit/latest/userguide/welcome.html" text:style-name="Internet_20_link" text:visited-style-name="Visited_20_Internet_20_Link"/></text:p>
      <text:p text:style-name="P42"/>
      <text:p text:style-name="P46">AWS CodePipeline has several benefits that align with the DevOps principle of continuous deployment:</text:p>
      <text:p text:style-name="P46"><text:s/></text:p>
      <text:p text:style-name="P44">• Rapid delivery </text:p>
      <text:p text:style-name="P44">• Improved quality </text:p>
      <text:p text:style-name="P44">• Configurable workflow</text:p>
      <text:p text:style-name="P44">• Easy to integrate</text:p>
      <text:p text:style-name="P44"/>
      <text:p text:style-name="P44"/>
      <text:p text:style-name="P44">AWS CodeDeploy process</text:p>
      <text:p text:style-name="P44"/>
      <text:p text:style-name="P45">Here's how it works: </text:p>
      <text:p text:style-name="P45"/>
      <text:p text:style-name="P45">1. Application content is packaged and deployed to Amazon S3 along with an Application Specific (AppSpec) file that defines a series of deployment steps that AWS CodeDeploy needs to execute. The package is called a CodeDeploy “revision.”</text:p>
      <text:p text:style-name="P45"/>
      <text:p text:style-name="P45">2. You create an application in AWS CodeDeploy and define the instances to which the application should be deployed (DeploymentGroup). The application also defines the Amazon S3 bucket where the deployment package resides.</text:p>
      <text:p text:style-name="P45"/>
      <text:p text:style-name="P45">3. An AWS CodeDeploy agent is deployed on each participating Amazon EC2. The agent polls AWS CodeDeploy to determine what and when to pull a revision from the specified Amazon S3 bucket.</text:p>
      <text:p text:style-name="P45"/>
      <text:p text:style-name="P45">4. The AWS CodeDeploy agent pulls the packaged application code and deploys it on the instance. The AppSec file containing deployment instructions is also downloaded. In this way, AWS CodeDeploy exemplifies the continuous automated deployment that is central to DevOps.</text:p>
      <text:p text:style-name="P42"><text:a xlink:type="simple" xlink:href="https://docs.aws.amazon.com/codecommit/latest/userguide/welcome.html" text:style-name="Internet_20_link" text:visited-style-name="Visited_20_Internet_20_Link"/></text:p>
      <text:p text:style-name="P42"><text:a xlink:type="simple" xlink:href="https://docs.aws.amazon.com/codecommit/latest/userguide/welcome.html" text:style-name="Internet_20_link" text:visited-style-name="Visited_20_Internet_20_Link"/></text:p>
      <text:p text:style-name="P42"><text:a xlink:type="simple" xlink:href="https://docs.aws.amazon.com/codecommit/latest/userguide/welcome.html" text:style-name="Internet_20_link" text:visited-style-name="Visited_20_Internet_20_Link">https://docs.aws.amazon.com/codecommit/latest/userguide/welcome.html</text:a></text:p>
      <text:p text:style-name="P42"/>
      <text:p text:style-name="P1"/>
      <text:p text:style-name="P9">A fully-managed source control service that makes it easy for companies to host secure and highly scalable private Git repositories. </text:p>
      <text:p text:style-name="P5"/>
      <text:p text:style-name="P1"><text:soft-page-break/><text:span text:style-name="T1">AWS CodeCommit is a fully-managed </text:span><text:span text:style-name="T2">source control </text:span><text:span text:style-name="T1">service that hosts secure Git-based repositories.</text:span></text:p>
      <text:p text:style-name="P12"/>
      <text:p text:style-name="P13">=&gt; Secure , Scalable, and managed Git source control</text:p>
      <text:p text:style-name="P13"/>
      <text:p text:style-name="P2"><text:span text:style-name="T1">=&gt; </text:span><text:span text:style-name="T3">Use Standard Git tools; No repository size limit.</text:span></text:p>
      <text:p text:style-name="P14"/>
      <text:p text:style-name="P3"><text:span text:style-name="T1">=&gt; </text:span><text:span text:style-name="T4">Scalability, Availability, and durability of Amazon S3.</text:span></text:p>
      <text:p text:style-name="P15"/>
      <text:p text:style-name="P4"><text:span text:style-name="T4">=</text:span><text:span text:style-name="T1">&gt; </text:span><text:span text:style-name="T5">Post commit hooks to call out to AWS Lamda/ <text:s/>Amazon Simple Notification Service (SNS)</text:span></text:p>
      <text:p text:style-name="P16"/>
      <text:p text:style-name="P6"><text:span text:style-name="T5">=</text:span><text:span text:style-name="T1">&gt; </text:span><text:span text:style-name="T6">Enkryption at rest with customer-specific key.</text:span></text:p>
      <text:p text:style-name="P17"/>
      <text:p text:style-name="P7"><text:span text:style-name="T6">---------------------------------------------------------------------------</text:span><text:span text:style-name="T1">&gt;</text:span></text:p>
      <text:p text:style-name="P18">Create a AWS code commit permissions:-</text:p>
      <text:p text:style-name="P19"/>
      <text:p text:style-name="P20">Create a IAM users like dev1 and dev2 with access and secreatekeys and password</text:p>
      <text:p text:style-name="P19"/>
      <text:p text:style-name="P8"><text:span text:style-name="T1">Create a IAM Group “</text:span><text:span text:style-name="T7">developer </text:span><text:span text:style-name="T1">and attach “AWS CodeCommit full access policy” </text:span><text:span text:style-name="T7">and add users also.</text:span></text:p>
      <text:p text:style-name="P21"/>
      <text:p text:style-name="P47"><text:span text:style-name="T7">C</text:span><text:span text:style-name="T1">lick group and add user to group and click on user and select <text:s/>and click Security credentials</text:span></text:p>
      <text:p text:style-name="P22"/>
      <text:p text:style-name="P22">here we have two options for AWSCodeCommit</text:p>
      <text:p text:style-name="P22"/>
      <text:p text:style-name="P47"><text:span text:style-name="T1">1. </text:span><text:span text:style-name="T8">SSH keys for AWSCodeCommit</text:span></text:p>
      <text:p text:style-name="P23">2. HTTPS Git credentials for AWSCodeCommit</text:p>
      <text:p text:style-name="P23"/>
      <text:p text:style-name="P24">Select HTTPS Git credentials for AWSCodeCommit ans click Generate.</text:p>
      <text:p text:style-name="P25">User name and password</text:p>
      <text:p text:style-name="P24"/>
      <text:p text:style-name="P24">dev1+1-at-940672115579</text:p>
      <text:p text:style-name="P24"/>
      <text:p text:style-name="P24">P4Fh+GJdiIYV/KVNs7NM8TXD2HZJzInzOtnQneQquX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31">AWS CodeCommit:-</text:p>
      <text:p text:style-name="P26"/>
      <text:p text:style-name="P26"><text:span text:style-name="T19">AWS </text:span><text:span text:style-name="T20">CodeCommit </text:span><text:span text:style-name="T19">is a source code storage and version-control service for Amazon Web Services'</text:span></text:p>
      <text:p text:style-name="P58"/>
      <text:p text:style-name="P26"><text:span text:style-name="T19">Your account gets 5 active users per month for </text:span><text:span text:style-name="T20">free.</text:span></text:p>
      <text:p text:style-name="P59"/>
      <text:p text:style-name="P59">after which you pay $1 per additional active user per month</text:p>
      <text:p text:style-name="P59"/>
      <text:p text:style-name="P59"/>
      <text:p text:style-name="P24"/>
      <text:p text:style-name="P34"><text:span text:style-name="T25">-&gt; Benefit from a fully managed service hosted by AWS.</text:span><text:span text:style-name="T21">CodeCommit provides </text:span><text:span text:style-name="T23">high service availability and durability</text:span><text:span text:style-name="T21"> </text:span><text:span text:style-name="T22">by aws.</text:span></text:p>
      <text:p text:style-name="P32"/>
      <text:p text:style-name="P33"><text:span text:style-name="T25">-&gt; </text:span>Store your code securely. <text:span text:style-name="T21">repositories are encrypted at rest as well as in transit.</text:span></text:p>
      <text:p text:style-name="P33"/>
      <text:p text:style-name="P33">-<text:span text:style-name="T26">&gt; </text:span>Work collaboratively on code.<text:span text:style-name="T34">S</text:span><text:span text:style-name="T21">upport pull requests, where </text:span><text:span text:style-name="T23">users can review and comment on each other's code changes before merging them to branches</text:span><text:span text:style-name="T21">; notifications that automatically send emails to users about pull requests and comments; and more.</text:span></text:p>
      <text:p text:style-name="P33"/>
      <text:p text:style-name="P33">-<text:span text:style-name="T27">&gt; </text:span>Easily scale your version control projects.<text:span text:style-name="T21">can handle repositories with </text:span><text:span text:style-name="T23">large numbers of files or branches, large file sizes, and lengthy revision</text:span><text:span text:style-name="T21"> histories.</text:span></text:p>
      <text:p text:style-name="P33"/>
      <text:p text:style-name="P33">-<text:span text:style-name="T28">&gt; <text:s/></text:span>Store anything, anytime.</text:p>
      <text:p text:style-name="P37">has no limit on the size of your repositories or on the file types you can store.</text:p>
      <text:p text:style-name="P33"/>
      <text:p text:style-name="P33">-<text:span text:style-name="T29">&gt; </text:span>Integrate with other AWS and third-party services.</text:p>
      <text:p text:style-name="P33"/>
      <text:p text:style-name="P37">It is integrated with IAM and can be used with other AWS services and in parallel with other repositories.</text:p>
      <text:p text:style-name="P33"/>
      <text:p text:style-name="P49"><text:span text:style-name="T10">-</text:span><text:span text:style-name="T11">&gt; </text:span><text:span text:style-name="T10">Easily migrate files from other remote repositories</text:span><text:span text:style-name="T12">.</text:span></text:p>
      <text:p text:style-name="P37">You can <text:span text:style-name="T35">migrate to CodeCommit from any Git-based repository</text:span>.</text:p>
      <text:p text:style-name="P37"/>
      <text:p text:style-name="P50"><text:span text:style-name="T9">-</text:span><text:span text:style-name="T16">&gt; Use the Git tools you already know.</text:span></text:p>
      <text:p text:style-name="P38"><text:span text:style-name="T30">supports </text:span><text:span text:style-name="T36">Git commands as well as its own AWS CLI commands and APIs.</text:span></text:p>
      <text:p text:style-name="P61"/>
      <text:p text:style-name="P61"/>
      <text:p text:style-name="P61"/>
      <text:p text:style-name="P35"><text:span text:style-name="T30">A</text:span>WS CodeBuild:-</text:p>
      <text:p text:style-name="P61"/>
      <text:p text:style-name="P38"><text:span text:style-name="T20">AWS CodeBuild is </text:span><text:span text:style-name="T19">a fully managed continuous integration service in the cloud.</text:span><text:span text:style-name="T20">CodeBuild </text:span><text:span text:style-name="T19">compiles source code, runs tests, and produces packages that </text:span><text:span text:style-name="T20">are </text:span><text:span text:style-name="T19">ready to deploy</text:span><text:span text:style-name="T30">.</text:span></text:p>
      <text:p text:style-name="P38"/>
      <text:p text:style-name="P38"/>
      <text:p text:style-name="P38"><text:soft-page-break/></text:p>
      <text:p text:style-name="P36">AWS Code build pricing:-</text:p>
      <text:p text:style-name="P39"/>
      <text:p text:style-name="P10">AWS CodeBuild uses <text:span text:style-name="T35">simple pay-as-you-go pricing</text:span>.</text:p>
      <text:p text:style-name="P10"/>
      <text:p text:style-name="P10">Build Duration is <text:span text:style-name="T35">calculated in minutes</text:span></text:p>
      <text:p text:style-name="P10"/>
      <text:p text:style-name="P10">AWS CodeBuild offers <text:span text:style-name="T35">three compute instance types</text:span> with different amounts of memory and CPU</text:p>
      <text:p text:style-name="P10"/>
      <text:h text:style-name="P54" text:outline-level="3"><text:bookmark text:name="Additional_charges"/>Additional charges</text:h>
      <text:p text:style-name="P10"/>
      <text:p text:style-name="P10">You may incur additional charges if your builds transfer data or use other AWS services. For example, you may incur charges from <text:span text:style-name="T35">Amazon CloudWatch Logs for build log streams, Amazon S3 for build artifact storage, and AWS Key Management Service for encryption</text:span>. You may also incur additional charges if you use AWS CodeBuild with AWS CodePipeline.</text:p>
      <text:p text:style-name="P10"/>
      <text:p text:style-name="P10"/>
      <text:p text:style-name="P10"/>
      <text:p text:style-name="P38"/>
      <text:p text:style-name="P51"><text:span text:style-name="T13">1. </text:span><text:span text:style-name="T12">get the source code, the build environment to use, the build commands to run, and where to store the build output. A </text:span><text:span text:style-name="Emphasis"><text:span text:style-name="T32">build environment</text:span></text:span><text:span text:style-name="T17"> </text:span><text:span text:style-name="T12">represents a combination of operating system, programming language runtime, and tools that CodeBuild uses to run a build.</text:span></text:p>
      <text:p text:style-name="P62"/>
      <text:p text:style-name="P52"><text:span text:style-name="T14">2. </text:span><text:span text:style-name="T12">CodeBuild uses the build project to create the build environment</text:span><text:span text:style-name="T14">.</text:span></text:p>
      <text:p text:style-name="P63"/>
      <text:p text:style-name="P53"><text:span text:style-name="T14">3. CodeBuild downloads the source code into the build environment and then uses the build specification (</text:span><text:span text:style-name="T15">build spec</text:span><text:span text:style-name="T14">),</text:span></text:p>
      <text:p text:style-name="P38"/>
      <text:p text:style-name="P40"><text:span text:style-name="T37">4. </text:span>build environment uploads its output to an Amazon S3 bucket.</text:p>
      <text:p text:style-name="P40"/>
      <text:p text:style-name="P41"><text:span text:style-name="T38">5. </text:span>While the build is running, the <text:span text:style-name="T35">build environment sends information to CodeBuild and Amazon CloudWatch Logs.</text:span></text:p>
      <text:p text:style-name="P41"/>
      <text:p text:style-name="P24"/>
      <text:p text:style-name="P27"><text:span text:style-name="T39">6. </text:span><text:span text:style-name="T31">While the build is running, you can use the </text:span><text:span text:style-name="T33">CodeBuild console, AWS CLI, or AWS SDKs,</text:span></text:p>
      <text:p text:style-name="P64"/>
      <text:p text:style-name="P64"/>
      <text:p text:style-name="P24"/>
      <text:p text:style-name="P24"/>
      <text:p text:style-name="P28"><text:span text:style-name="T24">AWS CodePipeline</text:span>:-</text:p>
      <text:p text:style-name="P24"/>
      <text:p text:style-name="P24"><text:span text:style-name="T19">AWS CodePipeline is a fully managed </text:span><text:span text:style-name="T20">continuous</text:span><text:span text:style-name="T18"> </text:span><text:span text:style-name="T19">delivery service that helps you automate your </text:span><text:span text:style-name="T20">release</text:span><text:span text:style-name="T19">pipelines for fast and reliable application and infrastructure updates.</text:span></text:p>
      <text:p text:style-name="P24"/>
      <text:p text:style-name="P24"/>
      <text:p text:style-name="P24"/>
      <text:h text:style-name="P57" text:outline-level="3"><text:bookmark text:name="use-cases-S3-codedeploy"/>Use CodePipeline with Amazon S3, AWS CodeCommit, and AWS CodeDeploy</text:h>
      <text:p text:style-name="P30"/>
      <text:h text:style-name="P57" text:outline-level="3"><text:bookmark text:name="use-cases-thirdparty"/><text:soft-page-break/>Use CodePipeline with Third-party Action Providers (GitHub and Jenkins)</text:h>
      <text:p text:style-name="P30"/>
      <text:h text:style-name="P57" text:outline-level="3"><text:bookmark text:name="use-cases-codebuild"/>Use CodePipeline to Compile, Build, and Test Code with CodeBuild</text:h>
      <text:h text:style-name="P57" text:outline-level="3"><text:bookmark text:name="use-cases-ecs"/>Use CodePipeline with Amazon ECS for Continuous Delivery of Container-Based Applications to the Cloud</text:h>
      <text:p text:style-name="P30"/>
      <text:h text:style-name="P57" text:outline-level="3"><text:bookmark text:name="use-cases-elasticbeanstalk"/>Use CodePipeline with Elastic Beanstalk for Continuous Delivery of Web Applications to the Cloud</text:h>
      <text:p text:style-name="P30"/>
      <text:h text:style-name="P57" text:outline-level="3"><text:bookmark text:name="use-cases-lambda"/>Use CodePipeline with AWS Lambda for Continuous Delivery of Lambda-Based and Serverless Applications</text:h>
      <text:p text:style-name="P30"/>
      <text:h text:style-name="P57" text:outline-level="3"><text:bookmark text:name="use-cases-cloudformation"/>Use CodePipeline with AWS CloudFormation Templates for Continuous Delivery to the Cloud</text:h>
      <text:p text:style-name="P24"/>
      <text:p text:style-name="P24"/>
      <text:p text:style-name="P29">AWS CodeDeploy:-</text:p>
      <text:p text:style-name="P29"/>
      <text:p text:style-name="P29"/>
      <text:p text:style-name="P29"/>
      <text:p text:style-name="P29">AWS CodeDeploy is a fully managed <text:span text:style-name="T35">deployment service</text:span> that automates software <text:span text:style-name="T35">deployments to a variety of compute services such as Amazon EC2, AWS Fargate, AWS Lambda, and your on-premises servers</text:span></text:p>
      <text:p text:style-name="P29"/>
      <text:p text:style-name="P29"/>
      <text:p text:style-name="P29">AWS CodeDeploy makes it easier for you to rapidly release new features, helps you avoid downtime during application deployment.</text:p>
      <text:p text:style-name="P29"/>
      <text:h text:style-name="P56" text:outline-level="3"><text:bookmark text:name="Automated_deployments"/>Automated deployments</text:h>
      <text:p text:style-name="P29"/>
      <text:h text:style-name="P56" text:outline-level="3"><text:bookmark text:name="Minimize_downtime"/>Minimize downtime</text:h>
      <text:p text:style-name="P29"/>
      <text:h text:style-name="P56" text:outline-level="3"><text:bookmark text:name="Centralized_control"/>Centralized control</text:h>
      <text:p text:style-name="P29"/>
      <text:p text:style-name="P11">AWS CodeDeploy allows you to easily launch and track the status of your application deployments through the AWS Management Console or the AWS CLI. CodeDeploy gives you a detailed report allowing you to view when and to where each application revision was deployed.</text:p>
      <text:p text:style-name="P11"/>
      <text:h text:style-name="P55" text:outline-level="3"><text:bookmark text:name="Easy_to_adopt"/>Easy to adopt</text:h>
      <text:p text:style-name="P11"/>
      <text:p text:style-name="P11">CodeDeploy can also integrate with your existing software release process or continuous delivery toolchain (e.g., AWS CodePipeline, GitHub, Jenkins).</text:p>
      <text:p text:style-name="P24"/>
      <text:p text:style-name="P65"><text:soft-page-break/></text:p>
      <text:p text:style-name="P66">===============&gt;</text:p>
      <text:p text:style-name="P66"/>
      <text:p text:style-name="P66">AWS Devops:- </text:p>
      <text:p text:style-name="P66"/>
      <text:p text:style-name="P66">Tools Used AWS CodeCommit , Codebuild, Code Pipeline and CodeDeploy.</text:p>
      <text:p text:style-name="P66"/>
      <text:p text:style-name="P67">=&gt; First Create a IAM User.</text:p>
      <text:p text:style-name="P67"/>
      <text:p text:style-name="P68">(IAM User with Administartration Access)</text:p>
      <text:p text:style-name="P68"/>
      <text:p text:style-name="P69"><text:s/><text:span text:style-name="T40">demo-user <text:s/>---&gt; Administrator Access ((1. <text:s/>AmazonS3FullAccess, 11. AWSCodeDeployFullAccess).</text:span></text:p>
      <text:p text:style-name="P69"/>
      <text:p text:style-name="P69"><text:span text:style-name="T40"><text:s/></text:span></text:p>
      <text:p text:style-name="P69"><text:span text:style-name="T40"><text:s/></text:span></text:p>
      <text:p text:style-name="P69"><text:span text:style-name="T40"><text:s/></text:span></text:p>
      <text:p text:style-name="P69"><text:span text:style-name="T40"><text:s/>AKIA5WBDNMN5UA4AXIGT</text:span></text:p>
      <text:p text:style-name="P69"><text:span text:style-name="T40"><text:s/></text:span></text:p>
      <text:p text:style-name="P69"><text:span text:style-name="T40"><text:s/>oosGCqnvb0JqWJkiLLPgX5D1n7b+3UHSK/zj01+1</text:span></text:p>
      <text:p text:style-name="P69"><text:span text:style-name="T40"><text:s/></text:span></text:p>
      <text:p text:style-name="P69"><text:span text:style-name="T40"><text:s/>https://940672115579.signin.aws.amazon.com/console</text:span></text:p>
      <text:p text:style-name="P69"><text:span text:style-name="T40"><text:s/></text:span></text:p>
      <text:p text:style-name="P69"><text:span text:style-name="T40"><text:s/></text:span></text:p>
      <text:p text:style-name="P69"><text:span text:style-name="T40"><text:s/>https credentials for codecommit</text:span></text:p>
      <text:p text:style-name="P69"><text:span text:style-name="T40"><text:s/></text:span></text:p>
      <text:p text:style-name="P69"><text:span text:style-name="T40"><text:s/>demo-user-at-940672115579</text:span></text:p>
      <text:p text:style-name="P69"><text:span text:style-name="T40"><text:s/></text:span></text:p>
      <text:p text:style-name="P69"><text:span text:style-name="T40"><text:s/>XVdLZnvKly+RkT4AVkMRky+AgvqztCwqIoJwt0HGCmg=</text:span></text:p>
      <text:p text:style-name="P69"><text:span text:style-name="T40"><text:s/></text:span></text:p>
      <text:p text:style-name="P69"><text:span text:style-name="T40"><text:s/></text:span></text:p>
      <text:p text:style-name="P69"><text:span text:style-name="T40"><text:s/>roles:</text:span></text:p>
      <text:p text:style-name="P69"><text:span text:style-name="T40"><text:s/></text:span></text:p>
      <text:p text:style-name="P69"><text:span text:style-name="T40"><text:s/>EC2-Instance-role "AmazonS3ReadOnly Access"</text:span></text:p>
      <text:p text:style-name="P69"><text:span text:style-name="T40"><text:s/></text:span></text:p>
      <text:p text:style-name="P69"><text:span text:style-name="T40"><text:s/>AWS-codedeploy-role <text:s/>"AWSCodedeployrole"</text:span></text:p>
      <text:p text:style-name="P69"><text:span text:style-name="T40"><text:s/></text:span></text:p>
      <text:p text:style-name="P69"><text:span text:style-name="T40"><text:s/></text:span></text:p>
      <text:p text:style-name="P69"><text:span text:style-name="T40"><text:s/></text:span></text:p>
      <text:p text:style-name="P69"><text:span text:style-name="T40"><text:s/>Launch Amazon Linux Ec2 instance" Name Sample-demo" with ec2 instance role and coddeploy agent.</text:span></text:p>
      <text:p text:style-name="P69"><text:span text:style-name="T40"><text:s/></text:span></text:p>
      <text:p text:style-name="P69"><text:span text:style-name="T40"><text:s/>demo-cicd"</text:span></text:p>
      <text:p text:style-name="P69"><text:span text:style-name="T40"><text:s/></text:span></text:p>
      <text:p text:style-name="P69"><text:span text:style-name="T40"><text:s/></text:span></text:p>
      <text:p text:style-name="P69"><text:span text:style-name="T40"><text:s/>#!/bin/bash</text:span></text:p>
      <text:p text:style-name="P69"><text:span text:style-name="T40"><text:s/>sudo yum update -y</text:span></text:p>
      <text:p text:style-name="P69"><text:span text:style-name="T40"><text:s/>sudo yum install ruby -y</text:span></text:p>
      <text:p text:style-name="P69"><text:span text:style-name="T40"><text:s/>sudo yum install aws-cli -y</text:span></text:p>
      <text:p text:style-name="P69"><text:span text:style-name="T40"><text:s/>cd /home/ec2-user</text:span></text:p>
      <text:p text:style-name="P69"><text:span text:style-name="T40"><text:s/>#wget https://bucket-name.s3.region-identifier.amazonaws.com/latest/install</text:span></text:p>
      <text:p text:style-name="P69"><text:soft-page-break/><text:span text:style-name="T40"><text:s/>wget https://aws-codedeploy-us-east-1.s3.us-east-1.amazonaws.com/latest/install</text:span></text:p>
      <text:p text:style-name="P69"><text:span text:style-name="T40"><text:s/>chmod +x ./install</text:span></text:p>
      <text:p text:style-name="P69"><text:span text:style-name="T40"><text:s/>sudo ./install auto</text:span></text:p>
      <text:p text:style-name="P69"><text:span text:style-name="T40"><text:s/></text:span></text:p>
      <text:p text:style-name="P69"><text:span text:style-name="T40"><text:s/>Name Sample-demo</text:span></text:p>
      <text:p text:style-name="P69"><text:span text:style-name="T40"><text:s/></text:span></text:p>
      <text:p text:style-name="P69"><text:span text:style-name="T40"><text:s/></text:span></text:p>
      <text:p text:style-name="P69"><text:span text:style-name="T40"><text:s/>codedeploy:-</text:span></text:p>
      <text:p text:style-name="P69"><text:span text:style-name="T40"><text:s/></text:span></text:p>
      <text:p text:style-name="P69"><text:span text:style-name="T40"><text:s/></text:span></text:p>
      <text:p text:style-name="P69"><text:span text:style-name="T40"><text:s/>SampleApp</text:span></text:p>
      <text:p text:style-name="P69"><text:span text:style-name="T40"><text:s/></text:span></text:p>
      <text:p text:style-name="P69"><text:span text:style-name="T40"><text:s/></text:span></text:p>
      <text:p text:style-name="P69"><text:span text:style-name="T40"><text:s/>SampleAppGroup</text:span></text:p>
      <text:p text:style-name="P69"><text:span text:style-name="T40"><text:s/></text:span></text:p>
      <text:p text:style-name="P69"><text:span text:style-name="T40"><text:s/></text:span></text:p>
      <text:p text:style-name="P69"><text:span text:style-name="T40"><text:s/></text:span></text:p>
      <text:p text:style-name="P69"><text:span text:style-name="T40"><text:s/>=&gt;Now create a codepipeline</text:span></text:p>
      <text:p text:style-name="P69"><text:span text:style-name="T40"><text:s/></text:span></text:p>
      <text:p text:style-name="P69"><text:span text:style-name="T40"><text:s/></text:span></text:p>
      <text:p text:style-name="P69"><text:span text:style-name="T40"><text:s/>pipeline name:</text:span></text:p>
      <text:p text:style-name="P69"><text:span text:style-name="T40"><text:s/>SampleApp-Pipeline</text:span></text:p>
      <text:p text:style-name="P69"><text:span text:style-name="T40"><text:s/></text:span></text:p>
      <text:p text:style-name="P69"><text:span text:style-name="T40"><text:s/>Service role :</text:span></text:p>
      <text:p text:style-name="P69"><text:span text:style-name="T40"><text:s/></text:span></text:p>
      <text:p text:style-name="P69"><text:span text:style-name="T40"><text:s/>automatically creates new default role</text:span></text:p>
      <text:p text:style-name="P69"><text:span text:style-name="T40"><text:s/></text:span></text:p>
      <text:p text:style-name="P69"><text:span text:style-name="T40"><text:s/>Allow AWS CodePipeline to create a service role so it can be used with this new pipeline (keep tick <text:s/>mark)</text:span></text:p>
      <text:p text:style-name="P69"><text:span text:style-name="T40"><text:s/></text:span></text:p>
      <text:p text:style-name="P69"><text:span text:style-name="T40"><text:s/>Artifact store: Go Default</text:span></text:p>
      <text:p text:style-name="P69"><text:span text:style-name="T40"><text:s/></text:span></text:p>
      <text:p text:style-name="P69"><text:span text:style-name="T40"><text:s/>Source : select AWS Codecommit</text:span></text:p>
      <text:p text:style-name="P69"><text:span text:style-name="T40"><text:s/></text:span></text:p>
      <text:p text:style-name="P69"><text:span text:style-name="T40"><text:s/>Repo name: demo-cicd</text:span></text:p>
      <text:p text:style-name="P69"><text:span text:style-name="T40"><text:s/></text:span></text:p>
      <text:p text:style-name="P69"><text:span text:style-name="T40"><text:s/>branch name : master</text:span></text:p>
      <text:p text:style-name="P69"><text:span text:style-name="T40"><text:s/></text:span></text:p>
      <text:p text:style-name="P69"><text:span text:style-name="T40"><text:s/>Amazon cloudwatch events: select </text:span></text:p>
      <text:p text:style-name="P69"><text:span text:style-name="T40"><text:s/></text:span></text:p>
      <text:p text:style-name="P69"><text:span text:style-name="T40"><text:s/></text:span></text:p>
      <text:p text:style-name="P69"><text:span text:style-name="T40"><text:s/>Build option : skipping this as if now</text:span></text:p>
      <text:p text:style-name="P69"><text:span text:style-name="T40"><text:s/></text:span></text:p>
      <text:p text:style-name="P69"><text:span text:style-name="T40"><text:s/></text:span></text:p>
      <text:p text:style-name="P69"><text:span text:style-name="T40"><text:s/>Deploy: AWS Codedeploy</text:span></text:p>
      <text:p text:style-name="P69"><text:span text:style-name="T40"><text:s/></text:span></text:p>
      <text:p text:style-name="P69"><text:span text:style-name="T40"><text:s/>deploy provider: AWS Codedeploy</text:span></text:p>
      <text:p text:style-name="P69"><text:span text:style-name="T40"><text:s/>REgion: N.verginia</text:span></text:p>
      <text:p text:style-name="P69"><text:span text:style-name="T40"><text:s/>Application name: SampleApp</text:span></text:p>
      <text:p text:style-name="P69"><text:span text:style-name="T40"><text:s/>Deployment Group : SampleAppGroup</text:span></text:p>
      <text:p text:style-name="P69"><text:span text:style-name="T40"><text:s/></text:span><text:s/></text:p>
      <text:p text:style-name="P6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Open Sans', Helvetica, Arial, sans-serif"/>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0:22:43.254827981</meta:creation-date>
    <dc:date>2019-06-20T13:21:13.462954272</dc:date>
    <meta:editing-duration>PT16H53M5S</meta:editing-duration>
    <meta:editing-cycles>75</meta:editing-cycles>
    <meta:generator>LibreOffice/5.1.6.2$Linux_X86_64 LibreOffice_project/10m0$Build-2</meta:generator>
    <meta:document-statistic meta:table-count="0" meta:image-count="0" meta:object-count="0" meta:page-count="8" meta:paragraph-count="182" meta:word-count="1231" meta:character-count="8648" meta:non-whitespace-character-count="7447"/>
  </office:meta>
</office:document-meta>
</file>